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/>
      <text:p text:style-name="Text_20_body"><office:annotation><dc:creator>POD</dc:creator><dc:date>2008-01-17T18:17:36</dc:date><text:p>The '-' operator can't be used with element 'text'. It can only be specified for elements among ('section', 'table').</text:p></office:annotation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19T09:20:48</meta:creation-date>
    <dc:creator>Gaetan Delannay</dc:creator>
    <dc:date>2007-04-10T12:10:41</dc:date>
    <dc:language>fr-BE</dc:language>
    <meta:editing-cycles>6</meta:editing-cycles>
    <meta:editing-duration>PT5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" meta:character-count="24"/>
  </office:meta>
</office:document-meta>
</file>